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P1" style:family="paragraph" style:parent-style-name="Standard">
      <style:paragraph-properties fo:line-height="150%" fo:text-align="start" style:justify-single-word="false"/>
      <style:text-properties style:font-name="HelveticaNeueLT Pro 55 Roman" fo:font-size="15pt" fo:font-weight="bold" officeooo:rsid="00208b6a" officeooo:paragraph-rsid="001c172b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3pt" fo:language="ro" fo:country="RO" officeooo:rsid="001c172b" officeooo:paragraph-rsid="001c172b" style:font-size-asian="11.3500003814697pt" style:language-asian="zxx" style:country-asian="none" style:font-size-complex="13pt" style:language-complex="zxx" style:country-complex="non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3pt" fo:language="ro" fo:country="RO" fo:font-style="normal" officeooo:rsid="001c3765" officeooo:paragraph-rsid="001c172b" style:font-size-asian="11.3500003814697pt" style:language-asian="zxx" style:country-asian="none" style:font-style-asian="normal" style:font-size-complex="13pt" style:language-complex="zxx" style:country-complex="none" style:font-style-complex="normal"/>
    </style:style>
    <style:style style:name="P4" style:family="paragraph" style:parent-style-name="Standard">
      <style:paragraph-properties fo:line-height="150%" fo:text-align="start" style:justify-single-word="false"/>
      <style:text-properties fo:color="#000000" style:font-name="Consolas" fo:font-size="12pt" fo:language="ro" fo:country="RO" fo:background-color="transparent" style:font-size-asian="12pt" style:language-asian="zxx" style:country-asian="none" style:font-size-complex="12pt" style:language-complex="zxx" style:country-complex="non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paragraph-properties fo:line-height="150%" fo:text-align="end" style:justify-single-word="false"/>
      <style:text-properties fo:color="#808080" style:font-name="Times New Roman" fo:font-size="12pt" fo:language="ro" fo:country="RO" officeooo:rsid="001db57e" officeooo:paragraph-rsid="001db57e" style:font-size-asian="10.5pt" style:language-asian="zxx" style:country-asian="none" style:font-size-complex="12pt" style:language-complex="zxx" style:country-complex="none"/>
    </style:style>
    <style:style style:name="P7" style:family="paragraph" style:parent-style-name="Standard" style:master-page-name="Standard">
      <style:paragraph-properties fo:line-height="150%" fo:text-align="justify" style:justify-single-word="false" style:page-number="39"/>
      <style:text-properties style:font-name="HelveticaNeueLT Pro 55 Roman" fo:font-size="15pt" fo:language="ro" fo:country="RO" officeooo:rsid="001c172b" officeooo:paragraph-rsid="001c3765" style:font-size-asian="15pt" style:language-asian="zxx" style:country-asian="none" style:font-size-complex="15pt" style:language-complex="zxx" style:country-complex="none"/>
    </style:style>
    <style:style style:name="T1" style:family="text">
      <style:text-properties fo:language="ro" fo:country="RO"/>
    </style:style>
    <style:style style:name="T2" style:family="text">
      <style:text-properties fo:language="ro" fo:country="RO" officeooo:rsid="001c172b"/>
    </style:style>
    <style:style style:name="T3" style:family="text">
      <style:text-properties officeooo:rsid="001c3765"/>
    </style:style>
    <style:style style:name="T4" style:family="text">
      <style:text-properties officeooo:rsid="00296a9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c3765" style:font-style-asian="italic" style:font-style-complex="italic"/>
    </style:style>
    <style:style style:name="T7" style:family="text">
      <style:text-properties fo:font-style="italic" officeooo:rsid="0020d8fe" style:font-style-asian="italic" style:font-style-complex="italic"/>
    </style:style>
    <style:style style:name="T8" style:family="text">
      <style:text-properties fo:font-style="normal" officeooo:rsid="001c3765" style:font-style-asian="normal" style:font-style-complex="normal"/>
    </style:style>
    <style:style style:name="T9" style:family="text">
      <style:text-properties fo:font-style="normal" officeooo:rsid="001db57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3.4. <text:span text:style-name="T4">Implementarea operațiilor ce folosesc baza de date</text:span></text:p>
      <text:p text:style-name="P2"><text:tab/><text:span text:style-name="T3">Aplicația are în scop salvarea și încărcarea de jocuri de șah. Utilizatorul are oportunitatea de a-și crea un cont la care vor fi asociate meciurile salvate. Pentru implementarea acesei funcționalități s-a folosit o clasă </text:span><text:span text:style-name="T6">User</text:span><text:span text:style-name="T8"> care are responsabilitatea de a citi și scrie din baza de date pentru a obține informațiile necesare. Această clasă este conținută de un modul nou numit </text:span><text:span text:style-name="T6">Persit</text:span><text:span text:style-name="T7">e</text:span><text:span text:style-name="T6">nceModule</text:span><text:span text:style-name="T8"> care reprezintă punctul de acces al aplicației către baza de date. În figura de mai jos este reprezentată clasa</text:span><text:span text:style-name="T6"> User</text:span><text:span text:style-name="T8"> împreună cu metodele de persistență pe care le oferă</text:span><text:span text:style-name="T9">(figura 36)</text:span><text:span text:style-name="T8">.</text:span>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 text:c="4"/>public class User {</text:p>
            <text:p text:style-name="P4"><text:s text:c="8"/>public string Name { get; set; }</text:p>
            <text:p text:style-name="P4"><text:s text:c="8"/>private string _password;</text:p>
            <text:p text:style-name="P4"/>
            <text:p text:style-name="P4"><text:s text:c="8"/>public User(string name, string pwd) {}</text:p>
            <text:p text:style-name="P4"/>
            <text:p text:style-name="P4"><text:s text:c="8"/>public List&lt;string&gt; GetAllSavedGames() { }</text:p>
            <text:p text:style-name="P4"><text:s text:c="8"/>public void SaveGame(string fen) { }</text:p>
            <text:p text:style-name="P4"><text:s text:c="8"/>public static User GetUser(string userName, string pwd) { }</text:p>
            <text:p text:style-name="P4"><text:s text:c="8"/>public static void NewUser(string userName, string pwd) { }</text:p>
            <text:p text:style-name="P4"><text:s text:c="4"/>}</text:p>
          </table:table-cell>
        </table:table-row>
        <table:table-row>
          <table:table-cell table:style-name="Table1.A2" office:value-type="string">
            <text:p text:style-name="P6">Figura 36</text:p>
            <text:p text:style-name="P6">Clasa de persisteță <text:span text:style-name="T5">User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50%" fo:text-align="start" style:justify-single-word="false"/>
      <style:text-properties style:font-name="HelveticaNeueLT Pro 55 Roman" fo:font-size="15pt" fo:font-weight="bold" officeooo:rsid="00208b6a" officeooo:paragraph-rsid="001c172b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ro" fo:country="RO" officeooo:rsid="001c172b"/>
    </style:style>
    <style:style style:name="MT2" style:family="text">
      <style:text-properties fo:language="ro" fo:country="RO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 draw:fill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3. </text:span><text:span text:style-name="MT2">Implementarea aplicației</text:span></text:p>
      </style:header>
      <style:footer>
        <text:p text:style-name="MP2"><text:page-number text:select-page="current">3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24S</meta:editing-duration>
    <meta:editing-cycles>10</meta:editing-cycles>
    <meta:generator>LibreOffice/4.4.3.2$Windows_x86 LibreOffice_project/88805f81e9fe61362df02b9941de8e38a9b5fd16</meta:generator>
    <dc:date>2015-06-23T00:25:26.617000000</dc:date>
    <meta:document-statistic meta:table-count="1" meta:image-count="0" meta:object-count="0" meta:page-count="1" meta:paragraph-count="15" meta:word-count="160" meta:character-count="1072" meta:non-whitespace-character-count="862"/>
    <meta:user-defined meta:name="Info 1"/>
    <meta:user-defined meta:name="Info 2"/>
    <meta:user-defined meta:name="Info 3"/>
    <meta:user-defined meta:name="Info 4"/>
  </office:meta>
</office:document-meta>
</file>